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EC00000A9D09FA0B7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1.903cm" svg:y="-1.868cm" svg:width="20.772cm" svg:height="29.344cm" draw:z-index="0"><draw:image xlink:href="Pictures/10000000000006EC00000A9D09FA0B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tov Ilimdarovich</meta:initial-creator>
    <meta:creation-date>2014-02-15T21:14:23</meta:creation-date>
    <dc:date>2014-02-15T21:15:53</dc:date>
    <dc:creator>Ametov Ilimdarovich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